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3fd" officeooo:paragraph-rsid="00188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8:14:13.035228584</meta:creation-date>
    <dc:date>2025-06-23T18:14:33.897629571</dc:date>
    <meta:editing-duration>PT2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